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54in"/>
    </style:style>
    <style:style style:name="co3" style:family="table-column">
      <style:table-column-properties fo:break-before="auto" style:column-width="1.1543in"/>
    </style:style>
    <style:style style:name="co4" style:family="table-column">
      <style:table-column-properties fo:break-before="auto" style:column-width="0.8311in"/>
    </style:style>
    <style:style style:name="co6" style:family="table-column">
      <style:table-column-properties fo:break-before="auto" style:column-width="0.51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Not started&quot;;&quot;Rough HTML&quot;;&quot;Clean HTML&quot;;&quot;Screenshot&quot;;&quot;In Template&quot;;&quot;Blurb Added&quot;;&quot;In Walkthru&quot;)" table:allow-empty-cell="true" table:display-list="unsorted" table:base-cell-address="Sheet1.E3"/>
        <table:content-validation table:name="val2" table:condition="of:cell-content-is-in-list(&quot;Not started&quot;;&quot;Rough HTML&quot;;&quot;Clean HTML&quot;;&quot;Screenshot&quot;;&quot;In Template&quot;;&quot;Blurb Added&quot;;&quot;In Walkthru&quot;)" table:allow-empty-cell="false" table:display-list="unsorted" table:base-cell-address="Sheet1.E3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number-columns-repeated="5"/>
        </table:table-row>
        <table:table-row table:style-name="ro2">
          <table:table-cell/>
          <table:table-cell table:style-name="ce1" office:value-type="string">
            <text:p>Slide Name</text:p>
          </table:table-cell>
          <table:table-cell table:style-name="ce1" office:value-type="string">
            <text:p>Proto / Req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Status</text:p>
          </table:table-cell>
        </table:table-row>
        <table:table-row table:style-name="ro2">
          <table:table-cell/>
          <table:table-cell office:value-type="string">
            <text:p>Walkthru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In Template</text:p>
          </table:table-cell>
        </table:table-row>
        <table:table-row table:style-name="ro2">
          <table:table-cell/>
          <table:table-cell office:value-type="string">
            <text:p>Login</text:p>
          </table:table-cell>
          <table:table-cell office:value-type="string">
            <text:p>Req</text:p>
          </table:table-cell>
          <table:table-cell office:value-type="string">
            <text:p>TV</text:p>
          </table:table-cell>
          <table:table-cell table:content-validation-name="val1" office:value-type="string">
            <text:p>Blurb Added</text:p>
          </table:table-cell>
        </table:table-row>
        <table:table-row table:style-name="ro2">
          <table:table-cell/>
          <table:table-cell office:value-type="string">
            <text:p>Home Page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In Walkthru</text:p>
          </table:table-cell>
        </table:table-row>
        <table:table-row table:style-name="ro2">
          <table:table-cell/>
          <table:table-cell office:value-type="string">
            <text:p>Schedule Edit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 office:value-type="string">
            <text:p>Edit View:</text:p>
          </table:table-cell>
          <table:table-cell office:value-type="string">
            <text:p>- Blank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Autogen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Vali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Secon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Accepte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Invalid Drag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Mouse Hover</text:p>
          </table:table-cell>
          <table:table-cell office:value-type="string">
            <text:p>Req</text:p>
          </table:table-cell>
          <table:table-cell office:value-type="string">
            <text:p>J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 office:value-type="string">
            <text:p>Schedule Vies:</text:p>
          </table:table-cell>
          <table:table-cell office:value-type="string">
            <text:p>- Lis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Summary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Filtering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Clean HTML</text:p>
          </table:table-cell>
        </table:table-row>
        <table:table-row table:style-name="ro2">
          <table:table-cell office:value-type="string">
            <text:p>Manage:</text:p>
          </table:table-cell>
          <table:table-cell office:value-type="string">
            <text:p>- Instructor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Course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Locations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PeopleSoft</text:p>
          </table:table-cell>
          <table:table-cell office:value-type="string">
            <text:p>Req</text:p>
          </table:table-cell>
          <table:table-cell office:value-type="string">
            <text:p>MS</text:p>
          </table:table-cell>
          <table:table-cell table:content-validation-name="val2" office:value-type="string">
            <text:p>Rough HTML</text:p>
          </table:table-cell>
        </table:table-row>
        <table:table-row table:style-name="ro2">
          <table:table-cell office:value-type="string">
            <text:p>Instructor Prefs:</text:p>
          </table:table-cell>
          <table:table-cell office:value-type="string">
            <text:p>- Tim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  <table:table-row table:style-name="ro2">
          <table:table-cell/>
          <table:table-cell office:value-type="string">
            <text:p>- Course</text:p>
          </table:table-cell>
          <table:table-cell office:value-type="string">
            <text:p>Req</text:p>
          </table:table-cell>
          <table:table-cell office:value-type="string">
            <text:p>VC</text:p>
          </table:table-cell>
          <table:table-cell office:value-type="string">
            <text:p>Clean HTML</text:p>
          </table:table-cell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4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yler Vitti</meta:initial-creator>
    <meta:creation-date>2011-11-02T15:02:44</meta:creation-date>
    <dc:date>2011-11-04T14:40:38</dc:date>
    <meta:editing-duration>PT00H37M42S</meta:editing-duration>
    <meta:editing-cycles>5</meta:editing-cycles>
    <meta:generator>OpenOffice.org/3.2$Unix OpenOffice.org_project/320m19$Build-9505</meta:generator>
    <meta:document-statistic meta:table-count="3" meta:cell-count="88" meta:object-count="0"/>
  </office:meta>
</office:document-meta>
</file>